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GB"/>
    </style:style>
    <style:style style:name="P2" style:family="paragraph" style:parent-style-name="Text_20_body">
      <style:text-properties fo:language="en" fo:country="GB" officeooo:rsid="002202f6" officeooo:paragraph-rsid="002202f6"/>
    </style:style>
    <style:style style:name="P3" style:family="paragraph" style:parent-style-name="Text_20_body">
      <style:text-properties fo:language="en" fo:country="GB" officeooo:rsid="0022a444" officeooo:paragraph-rsid="0022a444"/>
    </style:style>
    <style:style style:name="P4" style:family="paragraph" style:parent-style-name="Text_20_body">
      <style:paragraph-properties fo:text-align="justify" style:justify-single-word="false"/>
      <style:text-properties officeooo:rsid="0016c951" officeooo:paragraph-rsid="0016c951"/>
    </style:style>
    <style:style style:name="P5" style:family="paragraph" style:parent-style-name="Text_20_body">
      <style:paragraph-properties fo:text-align="justify" style:justify-single-word="false"/>
      <style:text-properties officeooo:paragraph-rsid="001491fb"/>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1f1797"/>
    </style:style>
    <style:style style:name="P8" style:family="paragraph" style:parent-style-name="Text_20_body">
      <style:paragraph-properties fo:text-align="justify" style:justify-single-word="false"/>
      <style:text-properties officeooo:rsid="001dab7b" officeooo:paragraph-rsid="001dab7b"/>
    </style:style>
    <style:style style:name="P9" style:family="paragraph" style:parent-style-name="Text_20_body">
      <style:paragraph-properties fo:text-align="justify" style:justify-single-word="false"/>
      <style:text-properties officeooo:rsid="001f1797" officeooo:paragraph-rsid="001f1797"/>
    </style:style>
    <style:style style:name="P10" style:family="paragraph" style:parent-style-name="Text_20_body">
      <style:text-properties officeooo:paragraph-rsid="000fb77a"/>
    </style:style>
    <style:style style:name="P11" style:family="paragraph" style:parent-style-name="Text_20_body">
      <style:text-properties officeooo:rsid="002c567a" officeooo:paragraph-rsid="002c567a"/>
    </style:style>
    <style:style style:name="T1" style:family="text">
      <style:text-properties fo:language="en" fo:country="GB"/>
    </style:style>
    <style:style style:name="T2" style:family="text">
      <style:text-properties fo:language="en" fo:country="GB" officeooo:rsid="000e9a14"/>
    </style:style>
    <style:style style:name="T3" style:family="text">
      <style:text-properties fo:language="en" fo:country="GB" fo:font-style="italic" officeooo:rsid="000e9a14" style:font-style-asian="italic" style:font-style-complex="italic"/>
    </style:style>
    <style:style style:name="T4" style:family="text">
      <style:text-properties fo:language="en" fo:country="GB" officeooo:rsid="000ed507"/>
    </style:style>
    <style:style style:name="T5" style:family="text">
      <style:text-properties fo:language="en" fo:country="GB" officeooo:rsid="000fb77a"/>
    </style:style>
    <style:style style:name="T6" style:family="text">
      <style:text-properties fo:language="en" fo:country="GB" officeooo:rsid="0010de2e"/>
    </style:style>
    <style:style style:name="T7" style:family="text">
      <style:text-properties fo:language="en" fo:country="GB" officeooo:rsid="001303e2"/>
    </style:style>
    <style:style style:name="T8" style:family="text">
      <style:text-properties fo:language="en" fo:country="GB" officeooo:rsid="00134e50"/>
    </style:style>
    <style:style style:name="T9" style:family="text">
      <style:text-properties fo:language="en" fo:country="GB" officeooo:rsid="001491fb"/>
    </style:style>
    <style:style style:name="T10" style:family="text">
      <style:text-properties fo:language="en" fo:country="GB" officeooo:rsid="0015c168"/>
    </style:style>
    <style:style style:name="T11" style:family="text">
      <style:text-properties fo:language="en" fo:country="GB" officeooo:rsid="0016c951"/>
    </style:style>
    <style:style style:name="T12" style:family="text">
      <style:text-properties fo:language="en" fo:country="GB" officeooo:rsid="00178f61"/>
    </style:style>
    <style:style style:name="T13" style:family="text">
      <style:text-properties fo:language="en" fo:country="GB" officeooo:rsid="001b9b98"/>
    </style:style>
    <style:style style:name="T14" style:family="text">
      <style:text-properties fo:language="en" fo:country="GB" officeooo:rsid="001cadee"/>
    </style:style>
    <style:style style:name="T15" style:family="text">
      <style:text-properties fo:language="en" fo:country="GB" officeooo:rsid="001f1797"/>
    </style:style>
    <style:style style:name="T16" style:family="text">
      <style:text-properties fo:language="en" fo:country="GB" officeooo:rsid="002030e5"/>
    </style:style>
    <style:style style:name="T17" style:family="text">
      <style:text-properties fo:language="en" fo:country="GB" officeooo:rsid="002693f1"/>
    </style:style>
    <style:style style:name="T18" style:family="text">
      <style:text-properties fo:language="en" fo:country="GB" officeooo:rsid="00170a99"/>
    </style:style>
    <style:style style:name="T19" style:family="text">
      <style:text-properties fo:language="en" fo:country="GB" officeooo:rsid="001a028c"/>
    </style:style>
    <style:style style:name="T20" style:family="text">
      <style:text-properties fo:language="en" fo:country="GB" officeooo:rsid="000c9493"/>
    </style:style>
    <style:style style:name="T21" style:family="text">
      <style:text-properties fo:language="en" fo:country="GB" officeooo:rsid="000d23af"/>
    </style:style>
    <style:style style:name="T22" style:family="text">
      <style:text-properties fo:language="en" fo:country="GB" officeooo:rsid="00128343"/>
    </style:style>
    <style:style style:name="T23" style:family="text">
      <style:text-properties fo:language="en" fo:country="GB" officeooo:rsid="0018738f"/>
    </style:style>
    <style:style style:name="T24" style:family="text">
      <style:text-properties fo:language="en" fo:country="GB" officeooo:rsid="0029a60a"/>
    </style:style>
    <style:style style:name="T25" style:family="text">
      <style:text-properties fo:language="en" fo:country="GB" officeooo:rsid="002b3b58"/>
    </style:style>
    <style:style style:name="T26" style:family="text">
      <style:text-properties fo:language="en" fo:country="GB" officeooo:rsid="002c567a"/>
    </style:style>
    <style:style style:name="T27" style:family="text">
      <style:text-properties fo:language="en" fo:country="GB" fo:font-weight="bold" style:font-weight-asian="bold" style:font-weight-complex="bold"/>
    </style:style>
    <style:style style:name="T28" style:family="text">
      <style:text-properties fo:language="en" fo:country="GB" fo:font-weight="normal" style:font-weight-asian="normal" style:font-weight-complex="normal"/>
    </style:style>
    <style:style style:name="T29" style:family="text">
      <style:text-properties fo:language="en" fo:country="GB" fo:font-weight="normal" officeooo:rsid="002e535a" style:font-weight-asian="normal" style:font-weight-complex="normal"/>
    </style:style>
    <style:style style:name="T30" style:family="text">
      <style:text-properties fo:language="en" fo:country="GB" officeooo:rsid="002e535a"/>
    </style:style>
    <style:style style:name="T31" style:family="text">
      <style:text-properties fo:language="en" fo:country="GB" officeooo:rsid="000d98f5"/>
    </style:style>
    <style:style style:name="T32" style:family="text">
      <style:text-properties officeooo:rsid="0022a444"/>
    </style:style>
    <style:style style:name="T33" style:family="text">
      <style:text-properties officeooo:rsid="002366cb"/>
    </style:style>
    <style:style style:name="T34" style:family="text">
      <style:text-properties fo:font-weight="bold" style:font-weight-asian="bold" style:font-weight-complex="bold"/>
    </style:style>
    <style:style style:name="T35" style:family="text">
      <style:text-properties fo:font-weight="bold" officeooo:rsid="0024a7d9" style:font-weight-asian="bold" style:font-weight-complex="bold"/>
    </style:style>
    <style:style style:name="T36" style:family="text">
      <style:text-properties officeooo:rsid="002b3b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34">Introduction<text:line-break/></text:span><text:span text:style-name="T18">In this</text:span><text:span text:style-name="T1"> current project </text:span><text:span text:style-name="T19">an existing company, VS Group, wishes to branch out into e-commerce in the European Union, specialising in consumer electronics in which they have little experience with. </text:span><text:span text:style-name="T1">The focus </text:span><text:span text:style-name="T18">i</text:span><text:span text:style-name="T1">s on </text:span><text:span text:style-name="T18">consumer electronics, such as computers, peripherals, and accessories.</text:span><text:span text:style-name="T1"> </text:span><text:span text:style-name="T20">Data was provided by </text:span><text:span text:style-name="T18">VS Electronics</text:span><text:span text:style-name="T20"> in the form of excel worksheets. </text:span><text:span text:style-name="T18">In this presentation we will focus first on the e-commerce domain </text:span><text:span text:style-name="T21">and </text:span><text:span text:style-name="T18">take a</text:span><text:span text:style-name="T21"> look at the </text:span><text:span text:style-name="T18">three </text:span><text:span text:style-name="T21">top competitors.</text:span><text:span text:style-name="T1"> </text:span><text:span text:style-name="T21">W</text:span><text:span text:style-name="T20">e </text:span><text:span text:style-name="T18">will then</text:span><text:span text:style-name="T21"> analyse the provided data</text:span><text:span text:style-name="T20"> and suppl</text:span><text:span text:style-name="T18">y</text:span><text:span text:style-name="T20"> an appropriate, expandable, and long-term </text:span><text:span text:style-name="T18">storage </text:span><text:span text:style-name="T20">solution. </text:span><text:span text:style-name="T18">Additionally, w</text:span><text:span text:style-name="T21">e </text:span><text:span text:style-name="T18">will </text:span><text:span text:style-name="T21">suggest ___ </text:span><text:span text:style-name="T18">possible </text:span><text:span text:style-name="T21">KPIs that are supported by the data. </text:span><text:span text:style-name="T18">At the end we will present a Tableau dashboard that VS Electronics can use as an overview.</text:span></text:p>
      <text:p text:style-name="Text_20_body"><text:span text:style-name="T34">E-commerce<text:line-break/></text:span><text:span text:style-name="T22">The business model of e-commerce is not that much different from regular commerce only that goods and services are offered and paid for electronically and sometimes transferred electronically. The customer can view a large amount of information about the object or service they are interested in on the merchant’s website. Much more than could be displayed in a brick-and-mortar store. </text:span><text:span text:style-name="T7">There are two categories of e-commerce. One which is based on the types of goods sold, for example buying digital content, services to be used digitally, or more conventional products that are physically delivered to the customer. The other category is based on the nature of the interaction between participants. There is B2B, business-to-business, which is the largest volume of e-commerce. B2C, business-to-</text:span><text:span text:style-name="T8">consumer</text:span><text:span text:style-name="T7">, in which the business sells directly to the </text:span><text:span text:style-name="T8">consumer. The inverse of it, consumer-to-business, where the consumer creates value for the business, for example with affiliate links, and consumer-to-consumer, such as online auctions or classifieds.<text:line-break/></text:span><text:span text:style-name="T9">The online market was expected to grow by 56% in 2015-2020 as compared to a 2% growth of traditional markets and th</text:span><text:span text:style-name="T8">e Covid-pandemic </text:span><text:span text:style-name="T9">increased the trend towards more online shopping than would have normally been predicted.</text:span><text:span text:style-name="T8"> </text:span><text:span text:style-name="T9">Online shopping allows the consumer to shop anytime and anywhere while the business can reduce overhead by not having a physical presence and thus are able to offer their goods and services at a more competitive price.</text:span></text:p>
      <text:p text:style-name="P5"><text:span text:style-name="T8">T</text:span><text:span text:style-name="T9">he top three competitors supplying the German e-commerce market are Amazon, Otto, and Zalando. </text:span><text:span text:style-name="T10">In 2020 these three accounted for 40% of all e-commerce sales in Germany, which is the second largest e-commerce market in Europe after the United Kingdom. For VS Electronics Amazon is a good business to compare themselves to as they offer nearly everything under the Sun and their electronics offering is varied. Otto and Zalando also </text:span><text:span text:style-name="T11">run brick-and-mortar stores in addition to their online store but they generate most of their revenue from online sales. Otto also offers consumer electronics but not on the scale Amazon does. Other top competitors in the electronics market which could be used for comparison would be Notebooksbilliger, Conrad, and Saturn or Media</text:span><text:span text:style-name="T12">M</text:span><text:span text:style-name="T11">arkt.</text:span></text:p>
      <text:p text:style-name="P4"><text:span text:style-name="T11">F</text:span><text:span text:style-name="T1">or now we only have the data supplied by VS Electronics.</text:span></text:p>
      <text:p text:style-name="P6"><text:span text:style-name="T34">EDA</text:span><text:span text:style-name="T35"><text:line-break/></text:span><text:span text:style-name="T23">This dataset contains the sales history for December 2018 up to the first week of December 2019. It was supplied as Excel worksheets in which each row containing a transaction was added sequentially to the bottom of a sheet. All in all there were a bit more than half a million entries. </text:span><text:span text:style-name="T13">In order to better visualise the dataset [slide] I placed each Excel sheet as a box in this diagram. The names of the columns in the sheet appear on the left in each box. As you can see many of the columns are replicated on different sheets. </text:span><text:span text:style-name="T14">As all the individual rows belonged to each other across sheets they were imported to a pandas data frame and the duplicate columns were dropped.</text:span></text:p>
      <text:p text:style-name="P8"><text:soft-page-break/><text:span text:style-name="T14">D</text:span><text:span text:style-name="T1">uring the initial analysis the following problems cropped up. A stock code may be associated with two product ASINs. This concerns 657 of the 3942 stock codes. No changes were made here as they could either be typos or the products occupy the same place in storage.</text:span></text:p>
      <text:p text:style-name="P8"><text:span text:style-name="T1">Among the customer records there are 139315 records where the customer ID is not known. Either there was a technical error or the customer did not log in when ordering. </text:span><text:span text:style-name="T15">These unknown customer IDs were filled with a combination of a prefix, to distinguish the newly created IDs from the regular IDs, and the last four digits of the invoice ID they were recorded on.</text:span><text:span text:style-name="T1"> Additionally, there are 18 customer IDs that ordered from different countries. </text:span><text:span text:style-name="T15">For statistical purposes</text:span><text:span text:style-name="T1"> th</text:span><text:span text:style-name="T15">e customer ID was localised to the country they most often ordered from.</text:span></text:p>
      <text:p text:style-name="P9"><text:span text:style-name="T1">In invoices there was one invoice number that recorded the order time as 11 and 12 o’clock. Possibly, the order went through just as the clock changed. It </text:span><text:span text:style-name="T24">might be better</text:span><text:span text:style-name="T1"> to use a proper timestamp with minutes and seconds to avoid such conflicting data. </text:span><text:span text:style-name="T17">Also there are no invoices for Tuesdays, </text:span><text:span text:style-name="T24">and </text:span><text:span text:style-name="T17">unless this is a feature it’s probably a bug.</text:span></text:p>
      <text:p text:style-name="P7"><text:span text:style-name="T15">In the products table there are </text:span><text:span text:style-name="T16">4188</text:span><text:span text:style-name="T15"> unique products, </text:span><text:span text:style-name="T16">64</text:span><text:span text:style-name="T15"> of which do not have an ASIN code. Multiple individual products are also listed in different product types. If the product consisted </text:span><text:span text:style-name="T16">for example, </text:span><text:span text:style-name="T15">of a keyboard with a mouse, it will be listed under keyboard and mouse. </text:span><text:span text:style-name="T16">This was not changed but there might be room for improvement here.</text:span></text:p>
      <text:h text:style-name="P1" text:outline-level="1">Database</text:h>
      <text:p text:style-name="P2"><text:span text:style-name="T36">The structure of this</text:span> cleaned data <text:span text:style-name="T36">was used</text:span> to create a relational database in which it can be stored. <text:span text:style-name="T32">A relational database is </text:span><text:span text:style-name="T33">at a minimum a collection of tables consisting of rows and columns with a unique primary key identifying each row that can be manipulated with relational operators</text:span><text:span text:style-name="T32">. </text:span><text:span text:style-name="T33">Good database design aims to concentrate information into subject-based tables with the least amount of information necessary to join tables by their primary keys but avoid repeating data in several tables. This helps to ensure the accuracy and integrity of the data as it would only be changed in one location and not in several. Eliminating the duplication of data also streamlines your database so that it uses less storage and processes queries more efficiently. </text:span><text:span text:style-name="T32">SQLite and mySQL were available for the project. The graph shows the tables and relational schema of a mySQL database </text:span><text:span text:style-name="T36">using only existing </text:span><text:span text:style-name="T32">fields. It would be more convenient to add an additional unique ID to the products table.</text:span></text:p>
      <text:p text:style-name="P3">As you can probably see the stocks table is somewhat redundant but it was kept in case VS Electronics wanted to expand upon their logistics. The ratings table from Excel was subsumed in the products table as the ratings were not individual, that is they did not have, for example, a comment of the customer who left the rating. An additional table was created linking products and invoices, so that the database could link many products to many invoices. Imagine this table to be like a supermarket receipt. The heading, when and in what store you bought something, is supplied by the invoices table and the items you bought from the products tables. The receipt then lists the total number of each item, their value, and calculates the total amount due. Out of convenience the total_sales field was retained here, but by rights it should be deleted as it is a calculated field and the value can be supplied dynamically from products.price times quantity.</text:p>
      <text:p text:style-name="Text_20_body"><text:span text:style-name="T34">KPIs<text:line-break/></text:span><text:span text:style-name="T31">1) The products database requires a differentiation of its main keyword product_type. As it stands now this keyword is more of a murky umbrella term that does not accurately reflect what exactly </text:span><text:soft-page-break/><text:span text:style-name="T31">the customer is buying. To illustrate the problem, I have taken the first 100 products with the product_type “processor” and </text:span><text:span text:style-name="T2">checked if the truly referred to a processor. This was only the case for twelve (12) items. Also listed in this category were objects that </text:span><text:span text:style-name="T3">contained</text:span><text:span text:style-name="T2"> a processor, such as laptops, desktops, routers, mice, food processors, </text:span><text:span text:style-name="T6">hard drives, </text:span><text:span text:style-name="T2">and peripherals such as game controllers, wifi boosters and things that can be used with objects containing processors, such as random access memory cards, laptop bags, adapters, and materials used in the construction of a motherboard, here mostly cooling paste. This lack of differentiation makes it impossible to accurately reflect the customer’s buying habits and obscures possible trends. The product database will need to be re-tagged, either with a more fine-toothed filtering algorithm or </text:span><text:span text:style-name="T4">by hand. This is quite relevant and important as it will determine </text:span><text:span text:style-name="T6">for </text:span><text:span text:style-name="T4">which category </text:span><text:span text:style-name="T6">there is a demand</text:span><text:span text:style-name="T4">.</text:span></text:p>
      <text:p text:style-name="P10"><text:span text:style-name="T6">2</text:span><text:span text:style-name="T5">) </text:span><text:span text:style-name="T25">Timing is also quite important, as it influences email campaigns and seasonal promotions. This might be more relevant for non-electronics sector, but still there are times in the year when there is an increased demand for consumer electronics. Here is a graph of all the product types and the total revenue they brought throughout the year. The murky red chart is an attempt at a month-over-month calculation to measure the growth rate. It should show the value as a percentage o</text:span><text:span text:style-name="T26">f</text:span><text:span text:style-name="T25"> the previous month’s value. </text:span><text:span text:style-name="T26">[[subtract the previous month’s value from this month’s value, then divide the result by the previous month’s value and multiply it by 100 for percentage]] The two-in-one graph did not work and I’m not sure it actually shows the correct values because I have no idea about finance.</text:span></text:p>
      <text:p text:style-name="P11"><text:span text:style-name="T6">T</text:span><text:span text:style-name="T1">he graph shows a pretty steady buying rate for keyboards, mice, and monitors. Unless you are buying a high-end gaming monitor these are all low cost investments. There is greater fluctuation in the high-cost products, cameras, smartphones, and processors, which include high-end graphic-cards, laptops, tablets, and so on.<text:line-break/>Honestly, I cant really see certain shopping-spree holidays jump out at me. The slump in February and high point in March might be the consumers waiting for the products announc</text:span><text:span text:style-name="T30">e</text:span><text:span text:style-name="T1"> at the Consumer Electronics Show in January to hit the market. I’ve been told it is </text:span><text:span text:style-name="T27">the</text:span><text:span text:style-name="T28"> </text:span><text:span text:style-name="T29">trade show for electronics. The rise in March and July of camera sales may be due to spring and summer holidays and the rise in August to October might be back-to-school and University/college shopping. The high point in November is the beginning of Christmas shopping. There is only data for the first week of December, so that is dragging the graph down at the 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1:05:31.997000000</meta:creation-date>
    <dc:date>2022-05-17T06:45:19.751000000</dc:date>
    <meta:editing-duration>PT11H44M3S</meta:editing-duration>
    <meta:editing-cycles>19</meta:editing-cycles>
    <meta:generator>LibreOffice/7.2.5.2$Windows_X86_64 LibreOffice_project/499f9727c189e6ef3471021d6132d4c694f357e5</meta:generator>
    <meta:document-statistic meta:table-count="0" meta:image-count="0" meta:object-count="0" meta:page-count="3" meta:paragraph-count="15" meta:word-count="1679" meta:character-count="10117" meta:non-whitespace-character-count="8453"/>
  </office:meta>
</office:document-meta>
</file>